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3753" calcext:value-type="float">
            <text:p><text:s text:c="3"/>3,753</text:p>
          </table:table-cell>
          <table:table-cell table:style-name="ce60" office:value-type="float" office:value="263" calcext:value-type="float">
            <text:p><text:s text:c="3"/>263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  <text:p>截至9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602" calcext:value-type="float">
            <text:p><text:s text:c="3"/>80,602</text:p>
          </table:table-cell>
          <table:table-cell table:style-name="ce57" office:value-type="float" office:value="74504" calcext:value-type="float">
            <text:p><text:s text:c="3"/>74,504</text:p>
          </table:table-cell>
          <table:table-cell table:style-name="ce57" office:value-type="float" office:value="2998" calcext:value-type="float">
            <text:p><text:s text:c="3"/>2,998</text:p>
          </table:table-cell>
          <table:table-cell table:style-name="ce57" office:value-type="float" office:value="2763" calcext:value-type="float">
            <text:p><text:s text:c="3"/>2,763</text:p>
          </table:table-cell>
          <table:table-cell table:style-name="ce57" office:value-type="float" office:value="235" calcext:value-type="float">
            <text:p><text:s text:c="3"/>235</text:p>
          </table:table-cell>
          <table:table-cell table:style-name="ce57" office:value-type="float" office:value="3100" calcext:value-type="float">
            <text:p><text:s text:c="3"/>3,100</text:p>
          </table:table-cell>
          <table:table-cell table:style-name="ce57" office:value-type="float" office:value="2479" calcext:value-type="float">
            <text:p><text:s text:c="3"/>2,479</text:p>
          </table:table-cell>
          <table:table-cell table:style-name="ce57" office:value-type="float" office:value="621" calcext:value-type="float">
            <text:p><text:s text:c="3"/>621</text:p>
          </table:table-cell>
          <table:table-cell table:style-name="ce57" office:value-type="float" office:value="79198" calcext:value-type="float">
            <text:p><text:s text:c="3"/>79,198</text:p>
          </table:table-cell>
          <table:table-cell table:style-name="ce57" office:value-type="float" office:value="73114" calcext:value-type="float">
            <text:p><text:s text:c="3"/>73,11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762" calcext:value-type="float">
            <text:p><text:s text:c="3"/>2,762</text:p>
          </table:table-cell>
          <table:table-cell table:style-name="ce57" office:value-type="float" office:value="232" calcext:value-type="float">
            <text:p><text:s text:c="3"/>232</text:p>
          </table:table-cell>
          <table:table-cell table:style-name="ce57" office:value-type="float" office:value="3090" calcext:value-type="float">
            <text:p><text:s text:c="3"/>3,090</text:p>
          </table:table-cell>
          <table:table-cell table:style-name="ce57" office:value-type="float" office:value="2474" calcext:value-type="float">
            <text:p><text:s text:c="3"/>2,474</text:p>
          </table:table-cell>
          <table:table-cell table:style-name="ce57" office:value-type="float" office:value="616" calcext:value-type="float">
            <text:p><text:s text:c="3"/>616</text:p>
          </table:table-cell>
          <table:table-cell table:style-name="ce57" office:value-type="float" office:value="1404" calcext:value-type="float">
            <text:p><text:s text:c="3"/>1,404</text:p>
          </table:table-cell>
          <table:table-cell table:style-name="ce57" office:value-type="float" office:value="1390" calcext:value-type="float">
            <text:p><text:s text:c="3"/>1,39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55" calcext:value-type="float">
            <text:p><text:s text:c="3"/>39,955</text:p>
          </table:table-cell>
          <table:table-cell table:style-name="ce58" office:value-type="float" office:value="38909" calcext:value-type="float">
            <text:p><text:s text:c="3"/>38,909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9599" calcext:value-type="float">
            <text:p><text:s text:c="3"/>39,599</text:p>
          </table:table-cell>
          <table:table-cell table:style-name="ce58" office:value-type="float" office:value="38557" calcext:value-type="float">
            <text:p><text:s text:c="3"/>38,557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717" calcext:value-type="float">
            <text:p><text:s text:c="3"/>717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483" calcext:value-type="float">
            <text:p><text:s text:c="3"/>483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style-name="ce58" office:value-type="float" office:value="352" calcext:value-type="float">
            <text:p><text:s text:c="3"/>35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647" calcext:value-type="float">
            <text:p><text:s text:c="3"/>40,647</text:p>
          </table:table-cell>
          <table:table-cell table:style-name="ce58" office:value-type="float" office:value="35595" calcext:value-type="float">
            <text:p><text:s text:c="3"/>35,595</text:p>
          </table:table-cell>
          <table:table-cell table:style-name="ce58" office:value-type="float" office:value="2673" calcext:value-type="float">
            <text:p><text:s text:c="3"/>2,673</text:p>
          </table:table-cell>
          <table:table-cell table:style-name="ce58" office:value-type="float" office:value="2541" calcext:value-type="float">
            <text:p><text:s text:c="3"/>2,541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2379" calcext:value-type="float">
            <text:p><text:s text:c="3"/>2,379</text:p>
          </table:table-cell>
          <table:table-cell table:style-name="ce58" office:value-type="float" office:value="2243" calcext:value-type="float">
            <text:p><text:s text:c="3"/>2,243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39599" calcext:value-type="float">
            <text:p><text:s text:c="3"/>39,599</text:p>
          </table:table-cell>
          <table:table-cell table:style-name="ce58" office:value-type="float" office:value="34557" calcext:value-type="float">
            <text:p><text:s text:c="3"/>34,557</text:p>
          </table:table-cell>
          <table:table-cell table:style-name="ce58" office:value-type="float" office:value="2669" calcext:value-type="float">
            <text:p><text:s text:c="3"/>2,669</text:p>
          </table:table-cell>
          <table:table-cell table:style-name="ce58" office:value-type="float" office:value="2540" calcext:value-type="float">
            <text:p><text:s text:c="3"/>2,540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2373" calcext:value-type="float">
            <text:p><text:s text:c="3"/>2,373</text:p>
          </table:table-cell>
          <table:table-cell table:style-name="ce58" office:value-type="float" office:value="2240" calcext:value-type="float">
            <text:p><text:s text:c="3"/>2,24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1048" calcext:value-type="float">
            <text:p><text:s text:c="3"/>1,048</text:p>
          </table:table-cell>
          <table:table-cell table:style-name="ce58" office:value-type="float" office:value="1038" calcext:value-type="float">
            <text:p><text:s text:c="3"/>1,03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4.93798805695912" calcext:value-type="float">
            <text:p>4.94</text:p>
          </table:table-cell>
          <table:table-cell table:style-name="ce61" office:value-type="float" office:value="5.69064928553522" calcext:value-type="float">
            <text:p>5.69</text:p>
          </table:table-cell>
          <table:table-cell table:style-name="ce61" office:value-type="float" office:value="-12.3737373737374" calcext:value-type="float">
            <text:p>–12.37</text:p>
          </table:table-cell>
          <table:table-cell table:style-name="ce61" office:value-type="float" office:value="-9.04109589041096" calcext:value-type="float">
            <text:p>–9.04</text:p>
          </table:table-cell>
          <table:table-cell table:style-name="ce61" office:value-type="float" office:value="-51.6129032258065" calcext:value-type="float">
            <text:p>–51.61</text:p>
          </table:table-cell>
          <table:table-cell table:style-name="ce61" office:value-type="float" office:value="7.48502994011976" calcext:value-type="float">
            <text:p>7.49</text:p>
          </table:table-cell>
          <table:table-cell table:style-name="ce61" office:value-type="float" office:value="7.46268656716418" calcext:value-type="float">
            <text:p>7.46</text:p>
          </table:table-cell>
          <table:table-cell table:style-name="ce61" office:value-type="float" office:value="7.57575757575758" calcext:value-type="float">
            <text:p>7.58</text:p>
          </table:table-cell>
          <table:table-cell table:style-name="ce61" office:value-type="float" office:value="4.67398924982473" calcext:value-type="float">
            <text:p>4.67</text:p>
          </table:table-cell>
          <table:table-cell table:style-name="ce61" office:value-type="float" office:value="5.46685400434283" calcext:value-type="float">
            <text:p>5.47</text:p>
          </table:table-cell>
          <table:table-cell table:style-name="ce61" office:value-type="float" office:value="-12.6262626262626" calcext:value-type="float">
            <text:p>–12.63</text:p>
          </table:table-cell>
          <table:table-cell table:style-name="ce61" office:value-type="float" office:value="-9.04109589041096" calcext:value-type="float">
            <text:p>–9.04</text:p>
          </table:table-cell>
          <table:table-cell table:style-name="ce61" office:value-type="float" office:value="-54.8387096774194" calcext:value-type="float">
            <text:p>–54.84</text:p>
          </table:table-cell>
          <table:table-cell table:style-name="ce61" office:value-type="float" office:value="6.60660660660661" calcext:value-type="float">
            <text:p>6.61</text:p>
          </table:table-cell>
          <table:table-cell table:style-name="ce61" office:value-type="float" office:value="5.97014925373134" calcext:value-type="float">
            <text:p>5.97</text:p>
          </table:table-cell>
          <table:table-cell table:style-name="ce61" office:value-type="float" office:value="9.23076923076923" calcext:value-type="float">
            <text:p>9.23</text:p>
          </table:table-cell>
          <table:table-cell table:style-name="ce61" office:value-type="float" office:value="20" calcext:value-type="float">
            <text:p>20.00</text:p>
          </table:table-cell>
          <table:table-cell table:style-name="ce61" office:value-type="float" office:value="17.4496644295302" calcext:value-type="float">
            <text:p>17.45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300" calcext:value-type="float">
            <text:p>3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4.67917535325458" calcext:value-type="float">
            <text:p>4.68</text:p>
          </table:table-cell>
          <table:table-cell table:style-name="ce62" office:value-type="float" office:value="5.10861780854619" calcext:value-type="float">
            <text:p>5.11</text:p>
          </table:table-cell>
          <table:table-cell table:style-name="ce62" office:value-type="float" office:value="-29.1666666666667" calcext:value-type="float">
            <text:p>–29.17</text:p>
          </table:table-cell>
          <table:table-cell table:style-name="ce62" office:value-type="float" office:value="-6.45161290322581" calcext:value-type="float">
            <text:p>–6.45</text:p>
          </table:table-cell>
          <table:table-cell table:style-name="ce62" office:value-type="float" office:value="-70.5882352941177" calcext:value-type="float">
            <text:p>–70.59</text:p>
          </table:table-cell>
          <table:table-cell table:style-name="ce62" office:value-type="float" office:value="2.5" calcext:value-type="float">
            <text:p>2.50</text:p>
          </table:table-cell>
          <table:table-cell table:style-name="ce62" office:value-type="float" office:value="-10" calcext:value-type="float">
            <text:p>–10.00</text:p>
          </table:table-cell>
          <table:table-cell table:style-name="ce62" office:value-type="float" office:value="10" calcext:value-type="float">
            <text:p>10.00</text:p>
          </table:table-cell>
          <table:table-cell table:style-name="ce62" office:value-type="float" office:value="4.67398924982473" calcext:value-type="float">
            <text:p>4.67</text:p>
          </table:table-cell>
          <table:table-cell table:style-name="ce62" office:value-type="float" office:value="5.10597302504817" calcext:value-type="float">
            <text:p>5.11</text:p>
          </table:table-cell>
          <table:table-cell table:style-name="ce62" office:value-type="float" office:value="-29.1666666666667" calcext:value-type="float">
            <text:p>–29.17</text:p>
          </table:table-cell>
          <table:table-cell table:style-name="ce62" office:value-type="float" office:value="-6.45161290322581" calcext:value-type="float">
            <text:p>–6.45</text:p>
          </table:table-cell>
          <table:table-cell table:style-name="ce62" office:value-type="float" office:value="-70.5882352941177" calcext:value-type="float">
            <text:p>–70.59</text:p>
          </table:table-cell>
          <table:table-cell table:style-name="ce62" office:value-type="float" office:value="2.53164556962025" calcext:value-type="float">
            <text:p>2.53</text:p>
          </table:table-cell>
          <table:table-cell table:style-name="ce62" office:value-type="float" office:value="-13.3333333333333" calcext:value-type="float">
            <text:p>–13.33</text:p>
          </table:table-cell>
          <table:table-cell table:style-name="ce62" office:value-type="float" office:value="12.2448979591837" calcext:value-type="float">
            <text:p>12.24</text:p>
          </table:table-cell>
          <table:table-cell table:style-name="ce62" office:value-type="float" office:value="5.26315789473684" calcext:value-type="float">
            <text:p>5.26</text:p>
          </table:table-cell>
          <table:table-cell table:style-name="ce62" office:value-type="float" office:value="5.40540540540541" calcext:value-type="float">
            <text:p>5.41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5.19243907993623" calcext:value-type="float">
            <text:p>5.19</text:p>
          </table:table-cell>
          <table:table-cell table:style-name="ce63" office:value-type="float" office:value="6.3341250989707" calcext:value-type="float">
            <text:p>6.33</text:p>
          </table:table-cell>
          <table:table-cell table:style-name="ce63" office:value-type="float" office:value="-10.0574712643678" calcext:value-type="float">
            <text:p>–10.06</text:p>
          </table:table-cell>
          <table:table-cell table:style-name="ce63" office:value-type="float" office:value="-9.2814371257485" calcext:value-type="float">
            <text:p>–9.28</text:p>
          </table:table-cell>
          <table:table-cell table:style-name="ce63" office:value-type="float" office:value="-28.5714285714286" calcext:value-type="float">
            <text:p>–28.57</text:p>
          </table:table-cell>
          <table:table-cell table:style-name="ce63" office:value-type="float" office:value="9.05511811023622" calcext:value-type="float">
            <text:p>9.06</text:p>
          </table:table-cell>
          <table:table-cell table:style-name="ce63" office:value-type="float" office:value="9.66386554621849" calcext:value-type="float">
            <text:p>9.6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4.67398924982473" calcext:value-type="float">
            <text:p>4.67</text:p>
          </table:table-cell>
          <table:table-cell table:style-name="ce63" office:value-type="float" office:value="5.87435409301061" calcext:value-type="float">
            <text:p>5.87</text:p>
          </table:table-cell>
          <table:table-cell table:style-name="ce63" office:value-type="float" office:value="-10.3448275862069" calcext:value-type="float">
            <text:p>–10.34</text:p>
          </table:table-cell>
          <table:table-cell table:style-name="ce63" office:value-type="float" office:value="-9.2814371257485" calcext:value-type="float">
            <text:p>–9.28</text:p>
          </table:table-cell>
          <table:table-cell table:style-name="ce63" office:value-type="float" office:value="-35.7142857142857" calcext:value-type="float">
            <text:p>–35.71</text:p>
          </table:table-cell>
          <table:table-cell table:style-name="ce63" office:value-type="float" office:value="7.8740157480315" calcext:value-type="float">
            <text:p>7.87</text:p>
          </table:table-cell>
          <table:table-cell table:style-name="ce63" office:value-type="float" office:value="8.40336134453782" calcext:value-type="float">
            <text:p>8.40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5" calcext:value-type="float">
            <text:p>25.00</text:p>
          </table:table-cell>
          <table:table-cell table:style-name="ce63" office:value-type="float" office:value="21.4285714285714" calcext:value-type="float">
            <text:p>21.43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3.26063942409485" calcext:value-type="float">
            <text:p>–3.26</text:p>
          </table:table-cell>
          <table:table-cell table:style-name="ce64" office:value-type="float" office:value="-3.29166188783117" calcext:value-type="float">
            <text:p>–3.29</text:p>
          </table:table-cell>
          <table:table-cell table:style-name="ce64" office:value-type="float" office:value="-3.07262569832402" calcext:value-type="float">
            <text:p>–3.07</text:p>
          </table:table-cell>
          <table:table-cell table:style-name="ce64" office:value-type="float" office:value="1.52905198776758" calcext:value-type="float">
            <text:p>1.53</text:p>
          </table:table-cell>
          <table:table-cell table:style-name="ce64" office:value-type="float" office:value="-51.6129032258065" calcext:value-type="float">
            <text:p>–51.61</text:p>
          </table:table-cell>
          <table:table-cell table:style-name="ce64" office:value-type="float" office:value="-2.710027100271" calcext:value-type="float">
            <text:p>–2.71</text:p>
          </table:table-cell>
          <table:table-cell table:style-name="ce64" office:value-type="float" office:value="-2.04081632653061" calcext:value-type="float">
            <text:p>–2.04</text:p>
          </table:table-cell>
          <table:table-cell table:style-name="ce64" office:value-type="float" office:value="-5.33333333333333" calcext:value-type="float">
            <text:p>–5.33</text:p>
          </table:table-cell>
          <table:table-cell table:style-name="ce64" office:value-type="float" office:value="-3.69812943453021" calcext:value-type="float">
            <text:p>–3.70</text:p>
          </table:table-cell>
          <table:table-cell table:style-name="ce64" office:value-type="float" office:value="-3.7196828358209" calcext:value-type="float">
            <text:p>–3.72</text:p>
          </table:table-cell>
          <table:table-cell table:style-name="ce64" office:value-type="float" office:value="-3.0812324929972" calcext:value-type="float">
            <text:p>–3.08</text:p>
          </table:table-cell>
          <table:table-cell table:style-name="ce64" office:value-type="float" office:value="1.52905198776758" calcext:value-type="float">
            <text:p>1.53</text:p>
          </table:table-cell>
          <table:table-cell table:style-name="ce64" office:value-type="float" office:value="-53.3333333333333" calcext:value-type="float">
            <text:p>–53.33</text:p>
          </table:table-cell>
          <table:table-cell table:style-name="ce64" office:value-type="float" office:value="-3.7940379403794" calcext:value-type="float">
            <text:p>–3.79</text:p>
          </table:table-cell>
          <table:table-cell table:style-name="ce64" office:value-type="float" office:value="-3.40136054421769" calcext:value-type="float">
            <text:p>–3.40</text:p>
          </table:table-cell>
          <table:table-cell table:style-name="ce64" office:value-type="float" office:value="-5.33333333333333" calcext:value-type="float">
            <text:p>–5.33</text:p>
          </table:table-cell>
          <table:table-cell table:style-name="ce64" office:value-type="float" office:value="25" calcext:value-type="float">
            <text:p>25.00</text:p>
          </table:table-cell>
          <table:table-cell table:style-name="ce64" office:value-type="float" office:value="22.3776223776224" calcext:value-type="float">
            <text:p>22.3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3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3.66659560861224" calcext:value-type="float">
            <text:p>–3.67</text:p>
          </table:table-cell>
          <table:table-cell table:style-name="ce62" office:value-type="float" office:value="-3.4218030269796" calcext:value-type="float">
            <text:p>–3.42</text:p>
          </table:table-cell>
          <table:table-cell table:style-name="ce62" office:value-type="float" office:value="-24.4444444444444" calcext:value-type="float">
            <text:p>–24.44</text:p>
          </table:table-cell>
          <table:table-cell table:style-name="ce62" office:value-type="float" office:value="-3.33333333333333" calcext:value-type="float">
            <text:p>–3.33</text:p>
          </table:table-cell>
          <table:table-cell table:style-name="ce62" office:value-type="float" office:value="-66.6666666666667" calcext:value-type="float">
            <text:p>–66.67</text:p>
          </table:table-cell>
          <table:table-cell table:style-name="ce62" office:value-type="float" office:value="-5.74712643678161" calcext:value-type="float">
            <text:p>–5.75</text:p>
          </table:table-cell>
          <table:table-cell table:style-name="ce62" office:value-type="float" office:value="3.84615384615385" calcext:value-type="float">
            <text:p>3.85</text:p>
          </table:table-cell>
          <table:table-cell table:style-name="ce62" office:value-type="float" office:value="-9.83606557377049" calcext:value-type="float">
            <text:p>–9.84</text:p>
          </table:table-cell>
          <table:table-cell table:style-name="ce62" office:value-type="float" office:value="-3.69812943453021" calcext:value-type="float">
            <text:p>–3.70</text:p>
          </table:table-cell>
          <table:table-cell table:style-name="ce62" office:value-type="float" office:value="-3.42996238105776" calcext:value-type="float">
            <text:p>–3.43</text:p>
          </table:table-cell>
          <table:table-cell table:style-name="ce62" office:value-type="float" office:value="-24.4444444444444" calcext:value-type="float">
            <text:p>–24.44</text:p>
          </table:table-cell>
          <table:table-cell table:style-name="ce62" office:value-type="float" office:value="-3.33333333333333" calcext:value-type="float">
            <text:p>–3.33</text:p>
          </table:table-cell>
          <table:table-cell table:style-name="ce62" office:value-type="float" office:value="-66.6666666666667" calcext:value-type="float">
            <text:p>–66.67</text:p>
          </table:table-cell>
          <table:table-cell table:style-name="ce62" office:value-type="float" office:value="-6.89655172413793" calcext:value-type="float">
            <text:p>–6.90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9.83606557377049" calcext:value-type="float">
            <text:p>–9.8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-2.5" calcext:value-type="float">
            <text:p>–2.50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2.86014721345952" calcext:value-type="float">
            <text:p>–2.86</text:p>
          </table:table-cell>
          <table:table-cell table:style-name="ce63" office:value-type="float" office:value="-3.14903846153846" calcext:value-type="float">
            <text:p>–3.1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.02020202020202" calcext:value-type="float">
            <text:p>2.02</text:p>
          </table:table-cell>
          <table:table-cell table:style-name="ce63" office:value-type="float" office:value="-37.5" calcext:value-type="float">
            <text:p>–37.50</text:p>
          </table:table-cell>
          <table:table-cell table:style-name="ce63" office:value-type="float" office:value="-1.77304964539007" calcext:value-type="float">
            <text:p>–1.77</text:p>
          </table:table-cell>
          <table:table-cell table:style-name="ce63" office:value-type="float" office:value="-2.61194029850746" calcext:value-type="float">
            <text:p>–2.61</text:p>
          </table:table-cell>
          <table:table-cell table:style-name="ce63" office:value-type="float" office:value="14.2857142857143" calcext:value-type="float">
            <text:p>14.29</text:p>
          </table:table-cell>
          <table:table-cell table:style-name="ce63" office:value-type="float" office:value="-3.69812943453021" calcext:value-type="float">
            <text:p>–3.70</text:p>
          </table:table-cell>
          <table:table-cell table:style-name="ce63" office:value-type="float" office:value="-4.04239585900912" calcext:value-type="float">
            <text:p>–4.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2.02020202020202" calcext:value-type="float">
            <text:p>2.02</text:p>
          </table:table-cell>
          <table:table-cell table:style-name="ce63" office:value-type="float" office:value="-40" calcext:value-type="float">
            <text:p>–40.00</text:p>
          </table:table-cell>
          <table:table-cell table:style-name="ce63" office:value-type="float" office:value="-2.83687943262411" calcext:value-type="float">
            <text:p>–2.84</text:p>
          </table:table-cell>
          <table:table-cell table:style-name="ce63" office:value-type="float" office:value="-3.73134328358209" calcext:value-type="float">
            <text:p>–3.73</text:p>
          </table:table-cell>
          <table:table-cell table:style-name="ce63" office:value-type="float" office:value="14.2857142857143" calcext:value-type="float">
            <text:p>14.29</text:p>
          </table:table-cell>
          <table:table-cell table:style-name="ce63" office:value-type="float" office:value="34.6153846153846" calcext:value-type="float">
            <text:p>34.62</text:p>
          </table:table-cell>
          <table:table-cell table:style-name="ce63" office:value-type="float" office:value="32.0388349514563" calcext:value-type="float">
            <text:p>32.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3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3年9月份" calcext:value-type="string">
              <text:p><text:s/>中華民國113年9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138" calcext:value-type="float">
            <text:p><text:s text:c="3"/>9,138</text:p>
          </table:table-cell>
          <table:table-cell table:style-name="ce54" office:value-type="float" office:value="8432" calcext:value-type="float">
            <text:p><text:s text:c="3"/>8,432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332" calcext:value-type="float">
            <text:p><text:s text:c="3"/>332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359" calcext:value-type="float">
            <text:p><text:s text:c="3"/>359</text:p>
          </table:table-cell>
          <table:table-cell table:style-name="ce54" office:value-type="float" office:value="288" calcext:value-type="float">
            <text:p><text:s text:c="3"/>288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8958" calcext:value-type="float">
            <text:p><text:s text:c="3"/>8,958</text:p>
          </table:table-cell>
          <table:table-cell table:style-name="ce54" office:value-type="float" office:value="8257" calcext:value-type="float">
            <text:p><text:s text:c="3"/>8,257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332" calcext:value-type="float">
            <text:p><text:s text:c="3"/>332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355" calcext:value-type="float">
            <text:p><text:s text:c="3"/>355</text:p>
          </table:table-cell>
          <table:table-cell table:style-name="ce54" office:value-type="float" office:value="284" calcext:value-type="float">
            <text:p><text:s text:c="3"/>284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180" calcext:value-type="float">
            <text:p><text:s text:c="3"/>180</text:p>
          </table:table-cell>
          <table:table-cell table:style-name="ce54" office:value-type="float" office:value="175" calcext:value-type="float">
            <text:p><text:s text:c="3"/>17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519" calcext:value-type="float">
            <text:p><text:s text:c="3"/>4,519</text:p>
          </table:table-cell>
          <table:table-cell table:style-name="ce51" office:value-type="float" office:value="4403" calcext:value-type="float">
            <text:p><text:s text:c="3"/>4,403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479" calcext:value-type="float">
            <text:p><text:s text:c="3"/>4,479</text:p>
          </table:table-cell>
          <table:table-cell table:style-name="ce51" office:value-type="float" office:value="4364" calcext:value-type="float">
            <text:p><text:s text:c="3"/>4,364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619" calcext:value-type="float">
            <text:p><text:s text:c="3"/>4,61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313" calcext:value-type="float">
            <text:p><text:s text:c="3"/>313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277" calcext:value-type="float">
            <text:p><text:s text:c="3"/>277</text:p>
          </table:table-cell>
          <table:table-cell table:style-name="ce52" office:value-type="float" office:value="261" calcext:value-type="float">
            <text:p><text:s text:c="3"/>26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4479" calcext:value-type="float">
            <text:p><text:s text:c="3"/>4,479</text:p>
          </table:table-cell>
          <table:table-cell table:style-name="ce52" office:value-type="float" office:value="3893" calcext:value-type="float">
            <text:p><text:s text:c="3"/>3,893</text:p>
          </table:table-cell>
          <table:table-cell table:style-name="ce52" office:value-type="float" office:value="312" calcext:value-type="float">
            <text:p><text:s text:c="3"/>312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258" calcext:value-type="float">
            <text:p><text:s text:c="3"/>25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40" calcext:value-type="float">
            <text:p><text:s text:c="3"/>140</text:p>
          </table:table-cell>
          <table:table-cell table:style-name="ce52" office:value-type="float" office:value="136" calcext:value-type="float">
            <text:p><text:s text:c="3"/>13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504" calcext:value-type="float">
            <text:p><text:s text:c="3"/>1,504</text:p>
          </table:table-cell>
          <table:table-cell table:style-name="ce54" office:value-type="float" office:value="1378" calcext:value-type="float">
            <text:p><text:s text:c="3"/>1,378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488" calcext:value-type="float">
            <text:p><text:s text:c="3"/>1,488</text:p>
          </table:table-cell>
          <table:table-cell table:style-name="ce54" office:value-type="float" office:value="1362" calcext:value-type="float">
            <text:p><text:s text:c="3"/>1,362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68" calcext:value-type="float">
            <text:p><text:s text:c="3"/>6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746" calcext:value-type="float">
            <text:p><text:s text:c="3"/>746</text:p>
          </table:table-cell>
          <table:table-cell table:style-name="ce51" office:value-type="float" office:value="721" calcext:value-type="float">
            <text:p><text:s text:c="3"/>721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744" calcext:value-type="float">
            <text:p><text:s text:c="3"/>744</text:p>
          </table:table-cell>
          <table:table-cell table:style-name="ce51" office:value-type="float" office:value="719" calcext:value-type="float">
            <text:p><text:s text:c="3"/>71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style-name="ce52" office:value-type="float" office:value="657" calcext:value-type="float">
            <text:p><text:s text:c="3"/>657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744" calcext:value-type="float">
            <text:p><text:s text:c="3"/>744</text:p>
          </table:table-cell>
          <table:table-cell table:style-name="ce52" office:value-type="float" office:value="643" calcext:value-type="float">
            <text:p><text:s text:c="3"/>643</text:p>
          </table:table-cell>
          <table:table-cell table:style-name="ce52" office:value-type="float" office:value="61" calcext:value-type="float">
            <text:p><text:s text:c="3"/>61</text:p>
          </table:table-cell>
          <table:table-cell table:style-name="ce52" office:value-type="float" office:value="60" calcext:value-type="float">
            <text:p><text:s text:c="3"/>6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738" calcext:value-type="float">
            <text:p><text:s text:c="3"/>738</text:p>
          </table:table-cell>
          <table:table-cell table:style-name="ce54" office:value-type="float" office:value="678" calcext:value-type="float">
            <text:p><text:s text:c="3"/>67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668" calcext:value-type="float">
            <text:p><text:s text:c="3"/>66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51" office:value-type="float" office:value="353" calcext:value-type="float">
            <text:p><text:s text:c="3"/>353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70" calcext:value-type="float">
            <text:p><text:s text:c="3"/>370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3" table:style-name="ce52" office:value-type="float" office:value="6" calcext:value-type="float">
            <text:p><text:s text:c="3"/>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36" calcext:value-type="float">
            <text:p><text:s text:c="3"/>1,036</text:p>
          </table:table-cell>
          <table:table-cell table:style-name="ce54" office:value-type="float" office:value="956" calcext:value-type="float">
            <text:p><text:s text:c="3"/>956</text:p>
          </table:table-cell>
          <table:table-cell table:number-columns-repeated="2" table:style-name="ce54" office:value-type="float" office:value="43" calcext:value-type="float">
            <text:p><text:s text:c="3"/>4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14" calcext:value-type="float">
            <text:p><text:s text:c="3"/>1,014</text:p>
          </table:table-cell>
          <table:table-cell table:style-name="ce54" office:value-type="float" office:value="934" calcext:value-type="float">
            <text:p><text:s text:c="3"/>934</text:p>
          </table:table-cell>
          <table:table-cell table:number-columns-repeated="2" table:style-name="ce54" office:value-type="float" office:value="43" calcext:value-type="float">
            <text:p><text:s text:c="3"/>4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15" calcext:value-type="float">
            <text:p><text:s text:c="3"/>515</text:p>
          </table:table-cell>
          <table:table-cell table:style-name="ce51" office:value-type="float" office:value="503" calcext:value-type="float">
            <text:p><text:s text:c="3"/>503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07" calcext:value-type="float">
            <text:p><text:s text:c="3"/>507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453" calcext:value-type="float">
            <text:p><text:s text:c="3"/>453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07" calcext:value-type="float">
            <text:p><text:s text:c="3"/>507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28" calcext:value-type="float">
            <text:p><text:s text:c="3"/>1,228</text:p>
          </table:table-cell>
          <table:table-cell table:style-name="ce54" office:value-type="float" office:value="1139" calcext:value-type="float">
            <text:p><text:s text:c="3"/>1,139</text:p>
          </table:table-cell>
          <table:table-cell table:style-name="ce54" office:value-type="float" office:value="52" calcext:value-type="float">
            <text:p><text:s text:c="3"/>52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198" calcext:value-type="float">
            <text:p><text:s text:c="3"/>1,198</text:p>
          </table:table-cell>
          <table:table-cell table:style-name="ce54" office:value-type="float" office:value="1113" calcext:value-type="float">
            <text:p><text:s text:c="3"/>1,113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05" calcext:value-type="float">
            <text:p><text:s text:c="3"/>605</text:p>
          </table:table-cell>
          <table:table-cell table:style-name="ce51" office:value-type="float" office:value="588" calcext:value-type="float">
            <text:p><text:s text:c="3"/>58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583" calcext:value-type="float">
            <text:p><text:s text:c="3"/>58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23" calcext:value-type="float">
            <text:p><text:s text:c="3"/>623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99" calcext:value-type="float">
            <text:p><text:s text:c="3"/>599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7" calcext:value-type="float">
            <text:p><text:s text:c="3"/>47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26" calcext:value-type="float">
            <text:p><text:s text:c="3"/>726</text:p>
          </table:table-cell>
          <table:table-cell table:style-name="ce54" office:value-type="float" office:value="679" calcext:value-type="float">
            <text:p><text:s text:c="3"/>679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706" calcext:value-type="float">
            <text:p><text:s text:c="3"/>706</text:p>
          </table:table-cell>
          <table:table-cell table:style-name="ce54" office:value-type="float" office:value="659" calcext:value-type="float">
            <text:p><text:s text:c="3"/>659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style-name="ce51" office:value-type="float" office:value="348" calcext:value-type="float">
            <text:p><text:s text:c="3"/>348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53" calcext:value-type="float">
            <text:p><text:s text:c="3"/>353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69" calcext:value-type="float">
            <text:p><text:s text:c="3"/>369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22" calcext:value-type="float">
            <text:p><text:s text:c="3"/>22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116" calcext:value-type="float">
            <text:p><text:s text:c="3"/>1,116</text:p>
          </table:table-cell>
          <table:table-cell table:style-name="ce54" office:value-type="float" office:value="1048" calcext:value-type="float">
            <text:p><text:s text:c="3"/>1,04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96" calcext:value-type="float">
            <text:p><text:s text:c="3"/>1,096</text:p>
          </table:table-cell>
          <table:table-cell table:style-name="ce54" office:value-type="float" office:value="1028" calcext:value-type="float">
            <text:p><text:s text:c="3"/>1,028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64" calcext:value-type="float">
            <text:p><text:s text:c="3"/>564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48" calcext:value-type="float">
            <text:p><text:s text:c="3"/>548</text:p>
          </table:table-cell>
          <table:table-cell table:style-name="ce52" office:value-type="float" office:value="489" calcext:value-type="float">
            <text:p><text:s text:c="3"/>489</text:p>
          </table:table-cell>
          <table:table-cell table:number-columns-repeated="2" table:style-name="ce52" office:value-type="float" office:value="27" calcext:value-type="float">
            <text:p><text:s text:c="3"/>2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740" calcext:value-type="float">
            <text:p><text:s text:c="3"/>2,740</text:p>
          </table:table-cell>
          <table:table-cell table:style-name="ce54" office:value-type="float" office:value="2508" calcext:value-type="float">
            <text:p><text:s text:c="3"/>2,508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32" calcext:value-type="float">
            <text:p><text:s text:c="3"/>132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682" calcext:value-type="float">
            <text:p><text:s text:c="3"/>2,682</text:p>
          </table:table-cell>
          <table:table-cell table:style-name="ce54" office:value-type="float" office:value="2451" calcext:value-type="float">
            <text:p><text:s text:c="3"/>2,451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49" calcext:value-type="float">
            <text:p><text:s text:c="3"/>1,349</text:p>
          </table:table-cell>
          <table:table-cell table:style-name="ce51" office:value-type="float" office:value="1321" calcext:value-type="float">
            <text:p><text:s text:c="3"/>1,321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1341" calcext:value-type="float">
            <text:p><text:s text:c="3"/>1,341</text:p>
          </table:table-cell>
          <table:table-cell table:style-name="ce51" office:value-type="float" office:value="1313" calcext:value-type="float">
            <text:p><text:s text:c="3"/>1,313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91" calcext:value-type="float">
            <text:p><text:s text:c="3"/>1,391</text:p>
          </table:table-cell>
          <table:table-cell table:style-name="ce52" office:value-type="float" office:value="1187" calcext:value-type="float">
            <text:p><text:s text:c="3"/>1,187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12" calcext:value-type="float">
            <text:p><text:s text:c="3"/>112</text:p>
          </table:table-cell>
          <table:table-cell table:style-name="ce52" office:value-type="float" office:value="110" calcext:value-type="float">
            <text:p><text:s text:c="3"/>11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341" calcext:value-type="float">
            <text:p><text:s text:c="3"/>1,341</text:p>
          </table:table-cell>
          <table:table-cell table:style-name="ce52" office:value-type="float" office:value="1138" calcext:value-type="float">
            <text:p><text:s text:c="3"/>1,138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109" calcext:value-type="float">
            <text:p><text:s text:c="3"/>109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96" calcext:value-type="float">
            <text:p><text:s text:c="3"/>196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4" calcext:value-type="float">
            <text:p><text:s text:c="3"/>234</text:p>
          </table:table-cell>
          <table:table-cell table:style-name="ce103" office:value-type="float" office:value="217" calcext:value-type="float">
            <text:p><text:s text:c="3"/>217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03" office:value-type="float" office:value="215" calcext:value-type="float">
            <text:p><text:s text:c="3"/>21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6" calcext:value-type="float">
            <text:p><text:s text:c="3"/>236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18" calcext:value-type="float">
            <text:p><text:s text:c="3"/>118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104" office:value-type="float" office:value="104" calcext:value-type="float">
            <text:p><text:s text:c="3"/>10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8" calcext:value-type="float">
            <text:p><text:s text:c="3"/>408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98" calcext:value-type="float">
            <text:p><text:s text:c="3"/>398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99" calcext:value-type="float">
            <text:p><text:s text:c="3"/>199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9" calcext:value-type="float">
            <text:p><text:s text:c="3"/>209</text:p>
          </table:table-cell>
          <table:table-cell table:style-name="ce104" office:value-type="float" office:value="175" calcext:value-type="float">
            <text:p><text:s text:c="3"/>175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4" calcext:value-type="float">
            <text:p><text:s text:c="3"/>2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9" calcext:value-type="float">
            <text:p><text:s text:c="3"/>199</text:p>
          </table:table-cell>
          <table:table-cell table:style-name="ce104" office:value-type="float" office:value="165" calcext:value-type="float">
            <text:p><text:s text:c="3"/>165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4" calcext:value-type="float">
            <text:p><text:s text:c="3"/>2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34" calcext:value-type="float">
            <text:p><text:s text:c="3"/>234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22" calcext:value-type="float">
            <text:p><text:s text:c="3"/>222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style-name="ce103" office:value-type="float" office:value="109" calcext:value-type="float">
            <text:p><text:s text:c="3"/>10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1" calcext:value-type="float">
            <text:p><text:s text:c="3"/>121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1" calcext:value-type="float">
            <text:p><text:s text:c="3"/>111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8" calcext:value-type="float">
            <text:p><text:s text:c="3"/>88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70" calcext:value-type="float">
            <text:p><text:s text:c="3"/>370</text:p>
          </table:table-cell>
          <table:table-cell table:style-name="ce103" office:value-type="float" office:value="337" calcext:value-type="float">
            <text:p><text:s text:c="3"/>33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60" calcext:value-type="float">
            <text:p><text:s text:c="3"/>360</text:p>
          </table:table-cell>
          <table:table-cell table:style-name="ce103" office:value-type="float" office:value="327" calcext:value-type="float">
            <text:p><text:s text:c="3"/>327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80" calcext:value-type="float">
            <text:p><text:s text:c="3"/>180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8" calcext:value-type="float">
            <text:p><text:s text:c="3"/>88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4" calcext:value-type="float">
            <text:p><text:s text:c="3"/>4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4" calcext:value-type="float">
            <text:p><text:s text:c="3"/>4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style-name="ce104" office:value-type="float" office:value="38" calcext:value-type="float">
            <text:p><text:s text:c="3"/>38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4" calcext:value-type="float">
            <text:p><text:s text:c="3"/>64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52" calcext:value-type="float">
            <text:p><text:s text:c="3"/>5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0" calcext:value-type="float">
            <text:p><text:s text:c="3"/>50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27" calcext:value-type="float">
            <text:p><text:s text:c="3"/>27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5" calcext:value-type="float">
            <text:p><text:s text:c="3"/>25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72" calcext:value-type="float">
            <text:p><text:s text:c="3"/>172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6" calcext:value-type="float">
            <text:p><text:s text:c="3"/>86</text:p>
          </table:table-cell>
          <table:table-cell table:style-name="ce103" office:value-type="float" office:value="84" calcext:value-type="float">
            <text:p><text:s text:c="3"/>8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5" calcext:value-type="float">
            <text:p><text:s text:c="3"/>45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0" calcext:value-type="float">
            <text:p><text:s text:c="3"/>40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9" calcext:value-type="float">
            <text:p><text:s text:c="3"/>19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6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3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5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36" calcext:value-type="float">
            <text:p><text:s text:c="3"/>9,036</text:p>
          </table:table-cell>
          <table:table-cell table:style-name="ce59" office:value-type="float" office:value="8382" calcext:value-type="float">
            <text:p><text:s text:c="3"/>8,382</text:p>
          </table:table-cell>
          <table:table-cell table:style-name="ce59" office:value-type="float" office:value="8380" calcext:value-type="float">
            <text:p><text:s text:c="3"/>8,38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234" calcext:value-type="float">
            <text:p><text:s text:c="3"/>8,234</text:p>
          </table:table-cell>
          <table:table-cell table:style-name="ce59" office:value-type="float" office:value="8233" calcext:value-type="float">
            <text:p><text:s text:c="3"/>8,23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14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390" calcext:value-type="float">
            <text:p><text:s text:c="3"/>4,390</text:p>
          </table:table-cell>
          <table:table-cell table:style-name="ce60" office:value-type="float" office:value="4389" calcext:value-type="float">
            <text:p><text:s text:c="3"/>4,38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number-columns-repeated="2" table:style-name="ce60" office:value-type="float" office:value="50" calcext:value-type="float">
            <text:p><text:s text:c="3"/>5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4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2" calcext:value-type="float">
            <text:p><text:s text:c="3"/>4,542</text:p>
          </table:table-cell>
          <table:table-cell table:style-name="ce60" office:value-type="float" office:value="3992" calcext:value-type="float">
            <text:p><text:s text:c="3"/>3,992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94" calcext:value-type="float">
            <text:p><text:s text:c="3"/>3,894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3" table:style-name="ce60" office:value-type="float" office:value="98" calcext:value-type="float">
            <text:p><text:s text:c="3"/>9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54" calcext:value-type="float">
            <text:p><text:s text:c="3"/>8,654</text:p>
          </table:table-cell>
          <table:table-cell table:style-name="ce59" office:value-type="float" office:value="8059" calcext:value-type="float">
            <text:p><text:s text:c="3"/>8,059</text:p>
          </table:table-cell>
          <table:table-cell table:style-name="ce59" office:value-type="float" office:value="8057" calcext:value-type="float">
            <text:p><text:s text:c="3"/>8,0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494" calcext:value-type="float">
            <text:p><text:s text:c="3"/>8,494</text:p>
          </table:table-cell>
          <table:table-cell table:style-name="ce59" office:value-type="float" office:value="7901" calcext:value-type="float">
            <text:p><text:s text:c="3"/>7,901</text:p>
          </table:table-cell>
          <table:table-cell table:style-name="ce59" office:value-type="float" office:value="7899" calcext:value-type="float">
            <text:p><text:s text:c="3"/>7,89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99" calcext:value-type="float">
            <text:p><text:s text:c="3"/>299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58" calcext:value-type="float">
            <text:p><text:s text:c="3"/>15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99" calcext:value-type="float">
            <text:p><text:s text:c="3"/>4,299</text:p>
          </table:table-cell>
          <table:table-cell table:style-name="ce60" office:value-type="float" office:value="4199" calcext:value-type="float">
            <text:p><text:s text:c="3"/>4,199</text:p>
          </table:table-cell>
          <table:table-cell table:style-name="ce60" office:value-type="float" office:value="4197" calcext:value-type="float">
            <text:p><text:s text:c="3"/>4,19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style-name="ce60" office:value-type="float" office:value="4148" calcext:value-type="float">
            <text:p><text:s text:c="3"/>4,148</text:p>
          </table:table-cell>
          <table:table-cell table:style-name="ce60" office:value-type="float" office:value="4146" calcext:value-type="float">
            <text:p><text:s text:c="3"/>4,1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number-columns-repeated="2" table:style-name="ce60" office:value-type="float" office:value="51" calcext:value-type="float">
            <text:p><text:s text:c="3"/>5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55" calcext:value-type="float">
            <text:p><text:s text:c="3"/>4,355</text:p>
          </table:table-cell>
          <table:table-cell table:number-columns-repeated="2" table:style-name="ce60" office:value-type="float" office:value="3860" calcext:value-type="float">
            <text:p><text:s text:c="3"/>3,8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247" calcext:value-type="float">
            <text:p><text:s text:c="3"/>4,247</text:p>
          </table:table-cell>
          <table:table-cell table:number-columns-repeated="2" table:style-name="ce60" office:value-type="float" office:value="3753" calcext:value-type="float">
            <text:p><text:s text:c="3"/>3,75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31" calcext:value-type="float">
            <text:p><text:s text:c="3"/>231</text:p>
          </table:table-cell>
          <table:table-cell table:style-name="ce60" office:value-type="float" office:value="152" calcext:value-type="float">
            <text:p><text:s text:c="3"/>15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7" calcext:value-type="float">
            <text:p><text:s text:c="3"/>10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  <text:p>截至9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0602" calcext:value-type="float">
            <text:p><text:s text:c="3"/>80,602</text:p>
          </table:table-cell>
          <table:table-cell table:style-name="ce57" office:value-type="float" office:value="74504" calcext:value-type="float">
            <text:p><text:s text:c="3"/>74,504</text:p>
          </table:table-cell>
          <table:table-cell table:style-name="ce57" office:value-type="float" office:value="74496" calcext:value-type="float">
            <text:p><text:s text:c="3"/>74,49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763" calcext:value-type="float">
            <text:p><text:s text:c="3"/>2,763</text:p>
          </table:table-cell>
          <table:table-cell table:style-name="ce57" office:value-type="float" office:value="1341" calcext:value-type="float">
            <text:p><text:s text:c="3"/>1,341</text:p>
          </table:table-cell>
          <table:table-cell table:style-name="ce57" office:value-type="float" office:value="1422" calcext:value-type="float">
            <text:p><text:s text:c="3"/>1,422</text:p>
          </table:table-cell>
          <table:table-cell table:style-name="ce57" office:value-type="float" office:value="235" calcext:value-type="float">
            <text:p><text:s text:c="3"/>235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133" calcext:value-type="float">
            <text:p><text:s text:c="3"/>133</text:p>
          </table:table-cell>
          <table:table-cell table:style-name="ce57" office:value-type="float" office:value="3100" calcext:value-type="float">
            <text:p><text:s text:c="3"/>3,100</text:p>
          </table:table-cell>
          <table:table-cell table:style-name="ce57" office:value-type="float" office:value="1651" calcext:value-type="float">
            <text:p><text:s text:c="3"/>1,651</text:p>
          </table:table-cell>
          <table:table-cell table:style-name="ce57" office:value-type="float" office:value="1449" calcext:value-type="float">
            <text:p><text:s text:c="3"/>1,449</text:p>
          </table:table-cell>
          <table:table-cell table:style-name="ce57" office:value-type="float" office:value="2479" calcext:value-type="float">
            <text:p><text:s text:c="3"/>2,479</text:p>
          </table:table-cell>
          <table:table-cell table:style-name="ce57" office:value-type="float" office:value="1635" calcext:value-type="float">
            <text:p><text:s text:c="3"/>1,635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57" office:value-type="float" office:value="621" calcext:value-type="float">
            <text:p><text:s text:c="3"/>6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605" calcext:value-type="float">
            <text:p><text:s text:c="3"/>605</text:p>
          </table:table-cell>
          <table:table-cell table:style-name="ce57" office:value-type="float" office:value="79198" calcext:value-type="float">
            <text:p><text:s text:c="3"/>79,198</text:p>
          </table:table-cell>
          <table:table-cell table:style-name="ce57" office:value-type="float" office:value="73114" calcext:value-type="float">
            <text:p><text:s text:c="3"/>73,114</text:p>
          </table:table-cell>
          <table:table-cell table:style-name="ce57" office:value-type="float" office:value="73106" calcext:value-type="float">
            <text:p><text:s text:c="3"/>73,106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2762" calcext:value-type="float">
            <text:p><text:s text:c="3"/>2,762</text:p>
          </table:table-cell>
          <table:table-cell table:style-name="ce57" office:value-type="float" office:value="1340" calcext:value-type="float">
            <text:p><text:s text:c="3"/>1,340</text:p>
          </table:table-cell>
          <table:table-cell table:style-name="ce57" office:value-type="float" office:value="1422" calcext:value-type="float">
            <text:p><text:s text:c="3"/>1,422</text:p>
          </table:table-cell>
          <table:table-cell table:style-name="ce57" office:value-type="float" office:value="232" calcext:value-type="float">
            <text:p><text:s text:c="3"/>232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3090" calcext:value-type="float">
            <text:p><text:s text:c="3"/>3,090</text:p>
          </table:table-cell>
          <table:table-cell table:style-name="ce57" office:value-type="float" office:value="1648" calcext:value-type="float">
            <text:p><text:s text:c="3"/>1,648</text:p>
          </table:table-cell>
          <table:table-cell table:style-name="ce57" office:value-type="float" office:value="1442" calcext:value-type="float">
            <text:p><text:s text:c="3"/>1,442</text:p>
          </table:table-cell>
          <table:table-cell table:style-name="ce57" office:value-type="float" office:value="2474" calcext:value-type="float">
            <text:p><text:s text:c="3"/>2,474</text:p>
          </table:table-cell>
          <table:table-cell table:style-name="ce57" office:value-type="float" office:value="1632" calcext:value-type="float">
            <text:p><text:s text:c="3"/>1,632</text:p>
          </table:table-cell>
          <table:table-cell table:style-name="ce57" office:value-type="float" office:value="842" calcext:value-type="float">
            <text:p><text:s text:c="3"/>842</text:p>
          </table:table-cell>
          <table:table-cell table:style-name="ce57" office:value-type="float" office:value="616" calcext:value-type="float">
            <text:p><text:s text:c="3"/>61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600" calcext:value-type="float">
            <text:p><text:s text:c="3"/>600</text:p>
          </table:table-cell>
          <table:table-cell table:style-name="ce57" office:value-type="float" office:value="1404" calcext:value-type="float">
            <text:p><text:s text:c="3"/>1,404</text:p>
          </table:table-cell>
          <table:table-cell table:number-columns-repeated="2" table:style-name="ce57" office:value-type="float" office:value="1390" calcext:value-type="float">
            <text:p><text:s text:c="3"/>1,390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9955" calcext:value-type="float">
            <text:p><text:s text:c="3"/>39,955</text:p>
          </table:table-cell>
          <table:table-cell table:style-name="ce58" office:value-type="float" office:value="38909" calcext:value-type="float">
            <text:p><text:s text:c="3"/>38,909</text:p>
          </table:table-cell>
          <table:table-cell table:style-name="ce58" office:value-type="float" office:value="38903" calcext:value-type="float">
            <text:p><text:s text:c="3"/>38,90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683" calcext:value-type="float">
            <text:p><text:s text:c="3"/>683</text:p>
          </table:table-cell>
          <table:table-cell table:style-name="ce58" office:value-type="float" office:value="236" calcext:value-type="float">
            <text:p><text:s text:c="3"/>236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06" calcext:value-type="float">
            <text:p><text:s text:c="3"/>206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39599" calcext:value-type="float">
            <text:p><text:s text:c="3"/>39,599</text:p>
          </table:table-cell>
          <table:table-cell table:style-name="ce58" office:value-type="float" office:value="38557" calcext:value-type="float">
            <text:p><text:s text:c="3"/>38,557</text:p>
          </table:table-cell>
          <table:table-cell table:style-name="ce58" office:value-type="float" office:value="38551" calcext:value-type="float">
            <text:p><text:s text:c="3"/>38,55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717" calcext:value-type="float">
            <text:p><text:s text:c="3"/>71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679" calcext:value-type="float">
            <text:p><text:s text:c="3"/>679</text:p>
          </table:table-cell>
          <table:table-cell table:style-name="ce58" office:value-type="float" office:value="234" calcext:value-type="float">
            <text:p><text:s text:c="3"/>234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483" calcext:value-type="float">
            <text:p><text:s text:c="3"/>48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58" office:value-type="float" office:value="356" calcext:value-type="float">
            <text:p><text:s text:c="3"/>356</text:p>
          </table:table-cell>
          <table:table-cell table:number-columns-repeated="2" table:style-name="ce58" office:value-type="float" office:value="352" calcext:value-type="float">
            <text:p><text:s text:c="3"/>352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0647" calcext:value-type="float">
            <text:p><text:s text:c="3"/>40,647</text:p>
          </table:table-cell>
          <table:table-cell table:style-name="ce58" office:value-type="float" office:value="35595" calcext:value-type="float">
            <text:p><text:s text:c="3"/>35,595</text:p>
          </table:table-cell>
          <table:table-cell table:style-name="ce58" office:value-type="float" office:value="35593" calcext:value-type="float">
            <text:p><text:s text:c="3"/>35,5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541" calcext:value-type="float">
            <text:p><text:s text:c="3"/>2,541</text:p>
          </table:table-cell>
          <table:table-cell table:style-name="ce58" office:value-type="float" office:value="1294" calcext:value-type="float">
            <text:p><text:s text:c="3"/>1,294</text:p>
          </table:table-cell>
          <table:table-cell table:style-name="ce58" office:value-type="float" office:value="1247" calcext:value-type="float">
            <text:p><text:s text:c="3"/>1,247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58" office:value-type="float" office:value="2379" calcext:value-type="float">
            <text:p><text:s text:c="3"/>2,379</text:p>
          </table:table-cell>
          <table:table-cell table:style-name="ce58" office:value-type="float" office:value="1613" calcext:value-type="float">
            <text:p><text:s text:c="3"/>1,613</text:p>
          </table:table-cell>
          <table:table-cell table:style-name="ce58" office:value-type="float" office:value="766" calcext:value-type="float">
            <text:p><text:s text:c="3"/>766</text:p>
          </table:table-cell>
          <table:table-cell table:style-name="ce58" office:value-type="float" office:value="2243" calcext:value-type="float">
            <text:p><text:s text:c="3"/>2,243</text:p>
          </table:table-cell>
          <table:table-cell table:style-name="ce58" office:value-type="float" office:value="1605" calcext:value-type="float">
            <text:p><text:s text:c="3"/>1,605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58" office:value-type="float" office:value="136" calcext:value-type="float">
            <text:p><text:s text:c="3"/>13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39599" calcext:value-type="float">
            <text:p><text:s text:c="3"/>39,599</text:p>
          </table:table-cell>
          <table:table-cell table:style-name="ce58" office:value-type="float" office:value="34557" calcext:value-type="float">
            <text:p><text:s text:c="3"/>34,557</text:p>
          </table:table-cell>
          <table:table-cell table:style-name="ce58" office:value-type="float" office:value="34555" calcext:value-type="float">
            <text:p><text:s text:c="3"/>34,55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540" calcext:value-type="float">
            <text:p><text:s text:c="3"/>2,540</text:p>
          </table:table-cell>
          <table:table-cell table:style-name="ce58" office:value-type="float" office:value="1293" calcext:value-type="float">
            <text:p><text:s text:c="3"/>1,293</text:p>
          </table:table-cell>
          <table:table-cell table:style-name="ce58" office:value-type="float" office:value="1247" calcext:value-type="float">
            <text:p><text:s text:c="3"/>1,247</text:p>
          </table:table-cell>
          <table:table-cell table:style-name="ce58" office:value-type="float" office:value="129" calcext:value-type="float">
            <text:p><text:s text:c="3"/>129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73" calcext:value-type="float">
            <text:p><text:s text:c="3"/>2,373</text:p>
          </table:table-cell>
          <table:table-cell table:style-name="ce58" office:value-type="float" office:value="1610" calcext:value-type="float">
            <text:p><text:s text:c="3"/>1,610</text:p>
          </table:table-cell>
          <table:table-cell table:style-name="ce58" office:value-type="float" office:value="763" calcext:value-type="float">
            <text:p><text:s text:c="3"/>763</text:p>
          </table:table-cell>
          <table:table-cell table:style-name="ce58" office:value-type="float" office:value="2240" calcext:value-type="float">
            <text:p><text:s text:c="3"/>2,240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638" calcext:value-type="float">
            <text:p><text:s text:c="3"/>638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style-name="ce58" office:value-type="float" office:value="1048" calcext:value-type="float">
            <text:p><text:s text:c="3"/>1,048</text:p>
          </table:table-cell>
          <table:table-cell table:number-columns-repeated="2" table:style-name="ce58" office:value-type="float" office:value="1038" calcext:value-type="float">
            <text:p><text:s text:c="3"/>1,038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5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468" meta:object-count="0"/>
    <meta:generator>LibreOffice/6.4.7.2$Linux_X86_64 LibreOffice_project/40$Build-2</meta:generator>
  </office:meta>
</office:document-meta>
</file>